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99in" table:align="left"/>
    </style:style>
    <style:style style:name="Table1.A" style:family="table-column">
      <style:table-column-properties style:column-width="1.0938in"/>
    </style:style>
    <style:style style:name="Table1.B" style:family="table-column">
      <style:table-column-properties style:column-width="5.8354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2" style:family="table">
      <style:table-properties style:width="6.9299in" table:align="left"/>
    </style:style>
    <style:style style:name="Table2.A" style:family="table-column">
      <style:table-column-properties style:column-width="1.1458in"/>
    </style:style>
    <style:style style:name="Table2.B" style:family="table-column">
      <style:table-column-properties style:column-width="5.784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1354in" style:rel-column-width="1635*"/>
    </style:style>
    <style:style style:name="Table3.B" style:family="table-column">
      <style:table-column-properties style:column-width="5.7917in" style:rel-column-width="8340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1458in" style:rel-column-width="1650*"/>
    </style:style>
    <style:style style:name="Table4.B" style:family="table-column">
      <style:table-column-properties style:column-width="5.7813in" style:rel-column-width="8325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1.9375in" table:align="left"/>
    </style:style>
    <style:style style:name="Table5.A" style:family="table-column">
      <style:table-column-properties style:column-width="1.9375in"/>
    </style:style>
    <style:style style:name="Table5.A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4.5625in" fo:margin-left="0in" fo:margin-right="2.3625in" table:align="margins"/>
    </style:style>
    <style:style style:name="Table6.A" style:family="table-column">
      <style:table-column-properties style:column-width="2.0208in" style:rel-column-width="2910*"/>
    </style:style>
    <style:style style:name="Table6.B" style:family="table-column">
      <style:table-column-properties style:column-width="2.5417in" style:rel-column-width="3660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Preformatted_20_Text">
      <style:paragraph-properties fo:margin-left="0.4925in" fo:margin-right="0in" fo:text-indent="0in" style:auto-text-indent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 fo:margin-left="0.4925in" fo:margin-right="0in" fo:text-indent="0in" style:auto-text-inden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PDL Expressions</text:p>
      <text:p text:style-name="P2"/>
      <text:p text:style-name="P4"><text:a xlink:type="simple" xlink:href="../DungeonCraftHelp.html">DungeonCraft Help Home</text:a></text:p>
      <text:p text:style-name="P4"/>
      <text:p text:style-name="Text_20_body">Like most other languages, GPDL allows you to manipulate data using expressions such as:</text:p>
      <text:p text:style-name="P3">HeightInInches = 12 * HeightInFeet;</text:p>
      <text:p text:style-name="Text_20_body">But since everything in GPDL is a string rather than a number, you will have to get used to some strange-looking expressions when you wish to manipulate numbers. The way to write the above example in GPDL would be </text:p>
      <text:p text:style-name="P3">HeightInInches = $TIMES(12, HeightInFeet);</text:p>
      <text:p text:style-name="Text_20_body">This expression is equivalent:</text:p>
      <text:p text:style-name="P3">HeightInInches = $TIMES("12", HeightInFeet);</text:p>
      <text:p text:style-name="Text_20_body">because GPDL will automatically convert '12' to a string ("12"). The reason that the expression</text:p>
      <text:p text:style-name="P3">HeightInInches = 12 * HeightInFeet;</text:p>
      <text:p text:style-name="Text_20_body">will not work is because there is no binary operator '*' for text strings. The text might represent numbers, as in</text:p>
      <text:p text:style-name="P3">HeightInInches = 12 * 6; // assuming HeightInFeet = "6"</text:p>
      <text:p text:style-name="Text_20_body">but it could also just as easily not, as in</text:p>
      <text:p text:style-name="P3">HeightInInches = 12 * "I'm six feet tall";</text:p>
      <text:p text:style-name="Text_20_body">The $TIMES operator tells the compiler that you want to convert the two text parameters into numbers and perform multiplication on them.</text:p>
      <text:p text:style-name="Text_20_body">There is an operator for combining string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reformatted_20_Text">+ </text:p>
          </table:table-cell>
          <table:table-cell table:style-name="Table1.B1" office:value-type="string">
            <text:p text:style-name="Preformatted_20_Text">Concatenates two strings</text:p>
          </table:table-cell>
        </table:table-row>
      </table:table>
      <text:p text:style-name="Text_20_body">Second, there are operators comparing strings. <text:s/>All of these compare the strings as alphanumeric text. <text:s/>For example, "Dog" is greater than "Cat" because 'D' comes after 'C' in the alphabet. <text:s/>Lower-case letters come after the upper-case letters. <text:s/>"cat" is greater than "Dog". <text:s/>All these operators have as their result either true (represented by "1") or false (represented by "")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reformatted_20_Text">&gt; </text:p>
          </table:table-cell>
          <table:table-cell table:style-name="Table2.B1" office:value-type="string">
            <text:p text:style-name="Preformatted_20_Text">Greater</text:p>
          </table:table-cell>
        </table:table-row>
        <table:table-row>
          <table:table-cell table:style-name="Table2.A2" office:value-type="string">
            <text:p text:style-name="Preformatted_20_Text">&lt; </text:p>
          </table:table-cell>
          <table:table-cell table:style-name="Table2.B2" office:value-type="string">
            <text:p text:style-name="Preformatted_20_Text">Less</text:p>
          </table:table-cell>
        </table:table-row>
        <table:table-row>
          <table:table-cell table:style-name="Table2.A2" office:value-type="string">
            <text:p text:style-name="Preformatted_20_Text">==</text:p>
          </table:table-cell>
          <table:table-cell table:style-name="Table2.B2" office:value-type="string">
            <text:p text:style-name="Preformatted_20_Text">Equal</text:p>
          </table:table-cell>
        </table:table-row>
        <table:table-row>
          <table:table-cell table:style-name="Table2.A2" office:value-type="string">
            <text:p text:style-name="Preformatted_20_Text">&gt;=</text:p>
          </table:table-cell>
          <table:table-cell table:style-name="Table2.B2" office:value-type="string">
            <text:p text:style-name="Preformatted_20_Text">Greater than or equal</text:p>
          </table:table-cell>
        </table:table-row>
        <table:table-row>
          <table:table-cell table:style-name="Table2.A2" office:value-type="string">
            <text:p text:style-name="Preformatted_20_Text">&lt;=</text:p>
          </table:table-cell>
          <table:table-cell table:style-name="Table2.B2" office:value-type="string">
            <text:p text:style-name="Preformatted_20_Text">Less than or equal</text:p>
          </table:table-cell>
        </table:table-row>
        <table:table-row>
          <table:table-cell table:style-name="Table2.A2" office:value-type="string">
            <text:p text:style-name="Preformatted_20_Text">!=</text:p>
          </table:table-cell>
          <table:table-cell table:style-name="Table2.B2" office:value-type="string">
            <text:p text:style-name="Preformatted_20_Text">Not equal</text:p>
          </table:table-cell>
        </table:table-row>
        <table:table-row>
          <table:table-cell table:style-name="Table2.A2" office:value-type="string">
            <text:p text:style-name="Preformatted_20_Text">&amp;&amp;</text:p>
          </table:table-cell>
          <table:table-cell table:style-name="Table2.B2" office:value-type="string">
            <text:p text:style-name="Preformatted_20_Text">Both are non-empty</text:p>
          </table:table-cell>
        </table:table-row>
        <table:table-row>
          <table:table-cell table:style-name="Table2.A2" office:value-type="string">
            <text:p text:style-name="Preformatted_20_Text">||</text:p>
          </table:table-cell>
          <table:table-cell table:style-name="Table2.B2" office:value-type="string">
            <text:p text:style-name="Preformatted_20_Text">At least one is non empty</text:p>
          </table:table-cell>
        </table:table-row>
        <table:table-row>
          <table:table-cell table:style-name="Table2.A2" office:value-type="string">
            <text:p text:style-name="P5">!</text:p>
          </table:table-cell>
          <table:table-cell table:style-name="Table2.B2" office:value-type="string">
            <text:p text:style-name="P5">Unary. <text:s/>Is empty.</text:p>
          </table:table-cell>
        </table:table-row>
      </table:table>
      <text:p text:style-name="P5"/>
      <text:p text:style-name="Text_20_body">Third, there are operators for manipulating numbers as 32-bit integers. <text:s/>Each of these converts its arguments to 32-bit numbers, performs the appropriate function, and then converts the result to a string. <text:s/>SeeData Type Conversions</text:p>
      <text:p text:style-name="Text_20_body"><text:soft-page-break/></text:p>
      <text:p text:style-name="Text_20_body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reformatted_20_Text">+#</text:p>
          </table:table-cell>
          <table:table-cell table:style-name="Table3.B1" office:value-type="string">
            <text:p text:style-name="Preformatted_20_Text">Addition</text:p>
          </table:table-cell>
        </table:table-row>
        <table:table-row>
          <table:table-cell table:style-name="Table3.A2" office:value-type="string">
            <text:p text:style-name="Preformatted_20_Text">-#</text:p>
          </table:table-cell>
          <table:table-cell table:style-name="Table3.B2" office:value-type="string">
            <text:p text:style-name="Preformatted_20_Text">Subtraction</text:p>
          </table:table-cell>
        </table:table-row>
        <table:table-row>
          <table:table-cell table:style-name="Table3.A2" office:value-type="string">
            <text:p text:style-name="Preformatted_20_Text">*#</text:p>
          </table:table-cell>
          <table:table-cell table:style-name="Table3.B2" office:value-type="string">
            <text:p text:style-name="Preformatted_20_Text">Multiplication</text:p>
          </table:table-cell>
        </table:table-row>
        <table:table-row>
          <table:table-cell table:style-name="Table3.A2" office:value-type="string">
            <text:p text:style-name="Preformatted_20_Text">/#</text:p>
          </table:table-cell>
          <table:table-cell table:style-name="Table3.B2" office:value-type="string">
            <text:p text:style-name="Preformatted_20_Text">Division</text:p>
          </table:table-cell>
        </table:table-row>
        <table:table-row>
          <table:table-cell table:style-name="Table3.A2" office:value-type="string">
            <text:p text:style-name="Preformatted_20_Text">%#</text:p>
          </table:table-cell>
          <table:table-cell table:style-name="Table3.B2" office:value-type="string">
            <text:p text:style-name="Preformatted_20_Text">Remainder</text:p>
          </table:table-cell>
        </table:table-row>
        <table:table-row>
          <table:table-cell table:style-name="Table3.A2" office:value-type="string">
            <text:p text:style-name="Preformatted_20_Text">&amp;#</text:p>
          </table:table-cell>
          <table:table-cell table:style-name="Table3.B2" office:value-type="string">
            <text:p text:style-name="Preformatted_20_Text">Bitwise AND</text:p>
          </table:table-cell>
        </table:table-row>
        <table:table-row>
          <table:table-cell table:style-name="Table3.A2" office:value-type="string">
            <text:p text:style-name="Preformatted_20_Text">|#</text:p>
          </table:table-cell>
          <table:table-cell table:style-name="Table3.B2" office:value-type="string">
            <text:p text:style-name="Preformatted_20_Text">Bitwise OR</text:p>
          </table:table-cell>
        </table:table-row>
        <table:table-row>
          <table:table-cell table:style-name="Table3.A2" office:value-type="string">
            <text:p text:style-name="Preformatted_20_Text">^#</text:p>
          </table:table-cell>
          <table:table-cell table:style-name="Table3.B2" office:value-type="string">
            <text:p text:style-name="Preformatted_20_Text">Bitwise Exclusive OR</text:p>
          </table:table-cell>
        </table:table-row>
      </table:table>
      <text:p text:style-name="Text_20_body"/>
      <text:p text:style-name="Text_20_body">Fourth, there are operators to compare 32-bit numbers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reformatted_20_Text">==#</text:p>
          </table:table-cell>
          <table:table-cell table:style-name="Table4.B1" office:value-type="string">
            <text:p text:style-name="Preformatted_20_Text">Equal</text:p>
          </table:table-cell>
        </table:table-row>
        <table:table-row>
          <table:table-cell table:style-name="Table4.A2" office:value-type="string">
            <text:p text:style-name="Preformatted_20_Text">!=#</text:p>
          </table:table-cell>
          <table:table-cell table:style-name="Table4.B2" office:value-type="string">
            <text:p text:style-name="Preformatted_20_Text">Not equal</text:p>
          </table:table-cell>
        </table:table-row>
        <table:table-row>
          <table:table-cell table:style-name="Table4.A2" office:value-type="string">
            <text:p text:style-name="Preformatted_20_Text">&lt;#</text:p>
          </table:table-cell>
          <table:table-cell table:style-name="Table4.B2" office:value-type="string">
            <text:p text:style-name="Preformatted_20_Text">Less than</text:p>
          </table:table-cell>
        </table:table-row>
        <table:table-row>
          <table:table-cell table:style-name="Table4.A2" office:value-type="string">
            <text:p text:style-name="Preformatted_20_Text">&lt;=#</text:p>
          </table:table-cell>
          <table:table-cell table:style-name="Table4.B2" office:value-type="string">
            <text:p text:style-name="Preformatted_20_Text">Less than or equal</text:p>
          </table:table-cell>
        </table:table-row>
        <table:table-row>
          <table:table-cell table:style-name="Table4.A2" office:value-type="string">
            <text:p text:style-name="Preformatted_20_Text">&gt;#</text:p>
          </table:table-cell>
          <table:table-cell table:style-name="Table4.B2" office:value-type="string">
            <text:p text:style-name="Preformatted_20_Text">Greater than</text:p>
          </table:table-cell>
        </table:table-row>
        <table:table-row>
          <table:table-cell table:style-name="Table4.A2" office:value-type="string">
            <text:p text:style-name="Preformatted_20_Text">&gt;=#</text:p>
          </table:table-cell>
          <table:table-cell table:style-name="Table4.B2" office:value-type="string">
            <text:p text:style-name="Preformatted_20_Text">Greater than or equal</text:p>
          </table:table-cell>
        </table:table-row>
      </table:table>
      <text:p text:style-name="Text_20_body"/>
      <text:p text:style-name="Text_20_body">Fifth, there are functions to operate on strings as decimal digits with infinite precision. <text:s/>They are not fast. <text:s/>But you can easily compute 1000-digit numbers if you so please.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reformatted_20_Text">$EQUAL</text:p>
          </table:table-cell>
        </table:table-row>
        <table:table-row>
          <table:table-cell table:style-name="Table5.A2" office:value-type="string">
            <text:p text:style-name="Preformatted_20_Text">$LESS</text:p>
          </table:table-cell>
        </table:table-row>
        <table:table-row>
          <table:table-cell table:style-name="Table5.A2" office:value-type="string">
            <text:p text:style-name="Preformatted_20_Text">$GREATER</text:p>
          </table:table-cell>
        </table:table-row>
        <table:table-row>
          <table:table-cell table:style-name="Table5.A2" office:value-type="string">
            <text:p text:style-name="Preformatted_20_Text">$PLUS</text:p>
          </table:table-cell>
        </table:table-row>
        <table:table-row>
          <table:table-cell table:style-name="Table5.A2" office:value-type="string">
            <text:p text:style-name="Preformatted_20_Text">$MINUS</text:p>
          </table:table-cell>
        </table:table-row>
        <table:table-row>
          <table:table-cell table:style-name="Table5.A2" office:value-type="string">
            <text:p text:style-name="Preformatted_20_Text">$TIMES</text:p>
          </table:table-cell>
        </table:table-row>
        <table:table-row>
          <table:table-cell table:style-name="Table5.A2" office:value-type="string">
            <text:p text:style-name="Preformatted_20_Text">$DIV</text:p>
          </table:table-cell>
        </table:table-row>
        <table:table-row>
          <table:table-cell table:style-name="Table5.A2" office:value-type="string">
            <text:p text:style-name="Preformatted_20_Text">$MOD</text:p>
          </table:table-cell>
        </table:table-row>
        <table:table-row>
          <table:table-cell table:style-name="Table5.A2" office:value-type="string">
            <text:p text:style-name="Preformatted_20_Text">$NOT</text:p>
          </table:table-cell>
        </table:table-row>
      </table:table>
      <text:p text:style-name="Text_20_body">All of the operators have a precedence. <text:s/>For example, multiplications take place before additions. <text:s/>The normal precedence can be overridden with the use of parentheses. <text:s/>For example:</text:p>
      <text:p text:style-name="P3">x = 12 /# ( Y +# Z )</text:p>
      <text:p text:style-name="Text_20_body">means that 12 will be divided by the sum of Y and Z.</text:p>
      <text:p text:style-name="Text_20_body">Here is the normal precedence of the operators: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reformatted_20_Text">Logical OR</text:p>
          </table:table-cell>
          <table:table-cell table:style-name="Table6.B1" office:value-type="string">
            <text:p text:style-name="Preformatted_20_Text">||</text:p>
          </table:table-cell>
        </table:table-row>
        <table:table-row>
          <table:table-cell table:style-name="Table6.A2" office:value-type="string">
            <text:p text:style-name="Preformatted_20_Text">Logical AND</text:p>
          </table:table-cell>
          <table:table-cell table:style-name="Table6.B2" office:value-type="string">
            <text:p text:style-name="Preformatted_20_Text">&amp;&amp;</text:p>
          </table:table-cell>
        </table:table-row>
        <table:table-row>
          <table:table-cell table:style-name="Table6.A2" office:value-type="string">
            <text:p text:style-name="Preformatted_20_Text">Bitwise OR</text:p>
          </table:table-cell>
          <table:table-cell table:style-name="Table6.B2" office:value-type="string">
            <text:p text:style-name="Preformatted_20_Text">|#</text:p>
          </table:table-cell>
        </table:table-row>
        <table:table-row>
          <table:table-cell table:style-name="Table6.A2" office:value-type="string">
            <text:p text:style-name="Preformatted_20_Text">Bitwise XOR</text:p>
          </table:table-cell>
          <table:table-cell table:style-name="Table6.B2" office:value-type="string">
            <text:p text:style-name="Preformatted_20_Text">^#</text:p>
          </table:table-cell>
        </table:table-row>
        <text:soft-page-break/>
        <table:table-row>
          <table:table-cell table:style-name="Table6.A2" office:value-type="string">
            <text:p text:style-name="Preformatted_20_Text">Bitwise AND</text:p>
          </table:table-cell>
          <table:table-cell table:style-name="Table6.B2" office:value-type="string">
            <text:p text:style-name="Preformatted_20_Text">&amp;#</text:p>
          </table:table-cell>
        </table:table-row>
        <table:table-row>
          <table:table-cell table:style-name="Table6.A2" office:value-type="string">
            <text:p text:style-name="Preformatted_20_Text">Equality</text:p>
          </table:table-cell>
          <table:table-cell table:style-name="Table6.B2" office:value-type="string">
            <text:p text:style-name="Preformatted_20_Text">== <text:s/>and ==# and != and !=#</text:p>
          </table:table-cell>
        </table:table-row>
        <table:table-row>
          <table:table-cell table:style-name="Table6.A2" office:value-type="string">
            <text:p text:style-name="Preformatted_20_Text">Comparison</text:p>
          </table:table-cell>
          <table:table-cell table:style-name="Table6.B2" office:value-type="string">
            <text:p text:style-name="Preformatted_20_Text">&lt; <text:s text:c="2"/>and &lt;# <text:s/>and &gt; etc</text:p>
          </table:table-cell>
        </table:table-row>
        <table:table-row>
          <table:table-cell table:style-name="Table6.A2" office:value-type="string">
            <text:p text:style-name="Preformatted_20_Text">plus/minus</text:p>
          </table:table-cell>
          <table:table-cell table:style-name="Table6.B2" office:value-type="string">
            <text:p text:style-name="Preformatted_20_Text">+ <text:s text:c="2"/>and +# and -#</text:p>
          </table:table-cell>
        </table:table-row>
        <table:table-row>
          <table:table-cell table:style-name="Table6.A2" office:value-type="string">
            <text:p text:style-name="Preformatted_20_Text">multiply/divide</text:p>
          </table:table-cell>
          <table:table-cell table:style-name="Table6.B2" office:value-type="string">
            <text:p text:style-name="Preformatted_20_Text">*# <text:s/>and /# and %# </text:p>
          </table:table-cell>
        </table:table-row>
      </table:table>
      <text:p text:style-name="Text_20_body"/>
      <text:p text:style-name="Text_20_body">In all cases, the operators and functions that have a true/false value as their result return a string with the single digit '1' to represent a true result and an empty string as false.</text:p>
      <text:p text:style-name="Text_20_body">Some more examples to illustrate how numbers and strings are manipulated:</text:p>
      <text:p text:style-name="Preformatted_20_Text">$RETURN "10" + "5"; <text:s text:c="8"/>// returns "105"</text:p>
      <text:p text:style-name="Preformatted_20_Text">$RETURN 10 + 5; <text:s text:c="12"/>// returns "105"</text:p>
      <text:p text:style-name="Preformatted_20_Text"/>
      <text:p text:style-name="Preformatted_20_Text">$RETURN 10 +# 5; <text:s text:c="11"/>// returns "15", the '+#' means treat both params as numbers</text:p>
      <text:p text:style-name="Preformatted_20_Text"/>
      <text:p text:style-name="Preformatted_20_Text">$RETURN "10" + "-5"; <text:s text:c="7"/>// returns "10-5"</text:p>
      <text:p text:style-name="Preformatted_20_Text">$RETURN 10 + -5; <text:s text:c="11"/>// error, there is no unary operator '-' for strings</text:p>
      <text:p text:style-name="Preformatted_20_Text">$RETURN 10 - 5; <text:s text:c="12"/>// error, there is no binary operator '-' for strings</text:p>
      <text:p text:style-name="Preformatted_20_Text">$RETURN 10 -# 5; <text:s text:c="11"/>// returns "5"</text:p>
      <text:p text:style-name="Preformatted_20_Text"/>
      <text:p text:style-name="Preformatted_20_Text">$RETURN $PLUS(10, 5); <text:s text:c="6"/>// returns "15"</text:p>
      <text:p text:style-name="Preformatted_20_Text">$RETURN $PLUS("10", "5"); <text:s text:c="2"/>// returns "15"</text:p>
      <text:p text:style-name="Preformatted_20_Text">$RETURN $MINUS(10, 5); <text:s text:c="5"/>// returns "5"</text:p>
      <text:p text:style-name="Preformatted_20_Text"/>
      <text:p text:style-name="Preformatted_20_Text">$RETURN $PLUS("10", "-5"); <text:s/>// returns "5"</text:p>
      <text:p text:style-name="Preformatted_20_Text">$RETURN $PLUS(10, -5); <text:s text:c="5"/>// error, no unary operator '-' for strin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>
        <style:tab-stops/>
      </style:paragraph-properties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08T09:55:06</meta:creation-date>
    <meta:generator>OpenOffice.org/3.2$Win32 OpenOffice.org_project/320m12$Build-9483</meta:generator>
    <meta:editing-cycles>2</meta:editing-cycles>
    <meta:editing-duration>PT00H27M41S</meta:editing-duration>
    <dc:title>GPDL Expressions</dc:title>
    <dc:date>2010-05-08T10:41:07.61</dc:date>
    <dc:creator>Paul Stevens</dc:creator>
    <meta:document-statistic meta:table-count="6" meta:image-count="0" meta:object-count="0" meta:page-count="3" meta:paragraph-count="113" meta:word-count="641" meta:character-count="3718"/>
  </office:meta>
</office:document-meta>
</file>